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26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26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measure" style:list-style-name="L2">
      <style:graphic-properties draw:stroke="dash" draw:stroke-dash="Fine_20_Dashed" svg:stroke-width="0.025cm" draw:marker-start-width="0.237cm" draw:marker-end-width="0.237cm" draw:textarea-horizontal-align="center" draw:textarea-vertical-align="middle" draw:line-distance="0.428cm"/>
    </style:style>
    <style:style style:name="gr6" style:family="graphic" style:parent-style-name="standard">
      <style:graphic-properties svg:stroke-width="0.025cm" draw:marker-start="Circle" draw:marker-start-width="0.305cm" draw:marker-end="Arrow" draw:marker-end-width="0.305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draw:marker-start="Circle" draw:marker-start-width="0.305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draw:marker-start="Circle" draw:marker-start-width="0.254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margin-left="0cm" fo:margin-right="0cm" fo:text-align="center" fo:text-indent="0cm" style:punctuation-wrap="hanging"/>
      <style:text-properties fo:color="#000000" fo:font-family="Arial" style:font-family-generic="swiss" style:font-pitch="variable" fo:font-size="11pt" style:font-size-asian="11pt" style:font-size-complex="11pt" fo:hyphenate="false"/>
    </style:style>
    <style:style style:name="P2" style:family="paragraph">
      <style:paragraph-properties fo:margin-left="0cm" fo:margin-right="0cm" fo:text-align="center" fo:text-indent="0cm" style:punctuation-wrap="hanging"/>
      <style:text-properties fo:color="#000000" fo:font-family="Arial" style:font-family-generic="swiss" style:font-pitch="variable" fo:hyphenate="false"/>
    </style:style>
    <style:style style:name="P3" style:family="paragraph">
      <style:paragraph-properties fo:margin-left="0cm" fo:margin-right="0cm" fo:text-align="center" fo:text-indent="0cm" style:punctuation-wrap="hanging"/>
      <style:text-properties fo:color="#000000" fo:font-family="Arial" style:font-family-generic="swiss" style:font-pitch="variable" fo:font-size="18pt" fo:hyphenate="false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7pt" style:font-size-asian="12pt" style:font-size-complex="12pt"/>
    </style:style>
    <style:style style:name="P9" style:family="paragraph">
      <style:paragraph-properties fo:text-align="center"/>
      <style:text-properties fo:font-size="7pt" style:font-size-asian="18pt" style:font-size-complex="18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family-complex="'Helvetica LT Std Light'" style:font-style-complex="normal" style:font-weight-complex="normal"/>
    </style:style>
    <style:style style:name="T2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family-complex="'Helvetica LT Std Light'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26" draw:style-name="gr1" draw:text-style-name="P1" draw:layer="layout" svg:width="1.566cm" svg:height="1.937cm" svg:x="14.573cm" svg:y="3.464cm">
          <text:p text:style-name="P1"><text:span text:style-name="T1">data</text:span><text:span text:style-name="T1"><text:line-break/></text:span><text:span text:style-name="T1">buffer</text:span></text:p>
          <draw:enhanced-geometry svg:viewBox="0 0 21600 21600" draw:type="rectangle" draw:enhanced-path="M 0 0 L 21600 0 21600 21600 0 21600 0 0 Z N"/>
        </draw:custom-shape>
        <draw:custom-shape draw:name="Rectangle 26" draw:style-name="gr2" draw:text-style-name="P1" draw:layer="layout" svg:width="1.566cm" svg:height="1.724cm" svg:x="10.084cm" svg:y="6.583cm">
          <text:p text:style-name="P1"><text:span text:style-name="T1">data</text:span><text:span text:style-name="T1"><text:line-break/></text:span><text:span text:style-name="T1">buffer</text:span></text:p>
          <draw:enhanced-geometry svg:viewBox="0 0 21600 21600" draw:type="rectangle" draw:enhanced-path="M 0 0 L 21600 0 21600 21600 0 21600 0 0 Z N"/>
        </draw:custom-shape>
        <draw:custom-shape draw:name="Rectangle 26" draw:style-name="gr3" draw:text-style-name="P3" draw:layer="layout" svg:width="2.036cm" svg:height="3.258cm" svg:x="0.262cm" svg:y="5.423cm">
          <text:p text:style-name="P2"><text:span text:style-name="T2">data</text:span><text:span text:style-name="T2"><text:line-break/></text:span><text:span text:style-name="T2">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94cm" svg:height="0.931cm" svg:x="4.075cm" svg:y="0.159cm">
          <text:p text:style-name="P4">Command (e.g. R/W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694cm" svg:height="0.931cm" svg:x="4.075cm" svg:y="1.09cm">
          <text:p text:style-name="P5">Params (LBA, len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694cm" svg:height="0.931cm" svg:x="4.075cm" svg:y="2.021cm">
          <text:p text:style-name="P5">Stat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694cm" svg:height="0.932cm" svg:x="4.075cm" svg:y="2.952cm">
          <text:p text:style-name="P5">Next descr.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694cm" svg:height="0.931cm" svg:x="4.075cm" svg:y="3.884cm">
          <text:p text:style-name="P5">Buffer addres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694cm" svg:height="0.931cm" svg:x="4.075cm" svg:y="4.815cm">
          <text:p text:style-name="P5">Buffer len</text:p>
          <draw:enhanced-geometry svg:viewBox="0 0 21600 21600" draw:type="rectangle" draw:enhanced-path="M 0 0 L 21600 0 21600 21600 0 21600 0 0 Z N"/>
        </draw:custom-shape>
        <draw:measure draw:style-name="gr5" draw:text-style-name="P6" draw:layer="measurelines" svg:x1="2.519cm" svg:y1="5.454cm" svg:x2="2.525cm" svg:y2="8.646cm">
          <text:p text:style-name="P6"><text:measure text:kind="gap"/><text:measure text:kind="value">1.26</text:measure><text:measure text:kind="unit">"</text:measure><text:measure text:kind="gap"/></text:p>
        </draw:measure>
        <draw:path draw:style-name="gr6" draw:text-style-name="P7" draw:layer="layout" svg:width="1.312cm" svg:height="1.535cm" svg:x="3.173cm" svg:y="5.315cm" svg:viewBox="0 0 1313 1536" svg:d="m1313 7c-1255-115-59 1294-1313 1529">
          <text:p/>
        </draw:path>
        <draw:path draw:style-name="gr7" draw:text-style-name="P7" draw:layer="layout" svg:width="3.185cm" svg:height="1.041cm" svg:x="1.28cm" svg:y="4.381cm" svg:viewBox="0 0 3186 1042" svg:d="m3186 0c-1864 0-3186 326-3186 1042">
          <text:p/>
        </draw:path>
        <draw:custom-shape draw:style-name="gr4" draw:text-style-name="P8" draw:layer="layout" svg:width="2.748cm" svg:height="0.545cm" svg:x="10.975cm" svg:y="3.66cm">
          <text:p text:style-name="P8">Command (e.g. R/W)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.748cm" svg:height="0.545cm" svg:x="10.975cm" svg:y="4.205cm">
          <text:p text:style-name="P9">Params (LBA, len)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.748cm" svg:height="0.545cm" svg:x="10.975cm" svg:y="4.75cm">
          <text:p text:style-name="P9">Stat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2.748cm" svg:height="0.546cm" svg:x="10.975cm" svg:y="5.295cm">
          <text:p text:style-name="P9">Next descr.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.748cm" svg:height="0.545cm" svg:x="10.975cm" svg:y="5.841cm">
          <text:p text:style-name="P9">Buffer addres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.748cm" svg:height="0.545cm" svg:x="10.975cm" svg:y="6.386cm">
          <text:p text:style-name="P9">Buffer len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8" draw:layer="layout" svg:width="2.748cm" svg:height="0.545cm" svg:x="14.976cm" svg:y="0.661cm">
            <text:p text:style-name="P8">Command (e.g. R/W)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.748cm" svg:height="0.545cm" svg:x="14.976cm" svg:y="1.206cm">
            <text:p text:style-name="P9">Params (LBA, len)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.748cm" svg:height="0.545cm" svg:x="14.976cm" svg:y="1.751cm">
            <text:p text:style-name="P9">Statu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2.748cm" svg:height="0.546cm" svg:x="14.976cm" svg:y="2.296cm">
            <text:p text:style-name="P9">Next descr.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.748cm" svg:height="0.545cm" svg:x="14.976cm" svg:y="2.842cm">
            <text:p text:style-name="P9">Buffer address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.748cm" svg:height="0.545cm" svg:x="14.976cm" svg:y="3.387cm">
            <text:p text:style-name="P9">Buffer len</text:p>
            <draw:enhanced-geometry svg:viewBox="0 0 21600 21600" draw:type="rectangle" draw:enhanced-path="M 0 0 L 21600 0 21600 21600 0 21600 0 0 Z N"/>
          </draw:custom-shape>
        </draw:g>
        <draw:path draw:style-name="gr7" draw:text-style-name="P7" draw:layer="layout" svg:width="2.482cm" svg:height="0.261cm" svg:x="8.327cm" svg:y="3.441cm" svg:viewBox="0 0 2483 262" svg:d="m0 0c754 23 1803 235 2483 262">
          <text:p/>
        </draw:path>
        <draw:path draw:style-name="gr8" draw:text-style-name="P7" draw:layer="layout" svg:width="1.572cm" svg:height="4.706cm" svg:x="13.403cm" svg:y="0.918cm" svg:viewBox="0 0 1573 4707" svg:d="m0 4698c1568 255-19-5017 1573-468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203cm" draw:dots2="1" draw:dots2-length="0.203cm" draw:distance="0.1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03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8-31T11:55:11</meta:creation-date>
    <dc:date>2016-08-31T12:47:49</dc:date>
    <meta:editing-duration>PT00H13M59S</meta:editing-duration>
    <meta:editing-cycles>1</meta:editing-cycles>
    <meta:document-statistic meta:object-count="27"/>
    <meta:generator>NeoOffice/3.2015.8_Classic_Edition$Unix OpenOffice.org_project/Patch 1</meta:generator>
  </office:meta>
</office:document-meta>
</file>